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900000125742470513896D086.png" manifest:media-type="image/png"/>
  <manifest:file-entry manifest:full-path="Pictures/100000010000047B0000015D771B110358302BC7.png" manifest:media-type="image/png"/>
  <manifest:file-entry manifest:full-path="Pictures/10000001000005450000012447D1F6672CC68575.png" manifest:media-type="image/png"/>
  <manifest:file-entry manifest:full-path="Pictures/10000001000005E10000019E18C1B4B4C17E13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01a" officeooo:paragraph-rsid="0018801a"/>
    </style:style>
    <style:style style:name="P2" style:family="paragraph" style:parent-style-name="Standard">
      <style:text-properties officeooo:rsid="0019e794" officeooo:paragraph-rsid="0019e794"/>
    </style:style>
    <style:style style:name="T1" style:family="text">
      <style:text-properties officeooo:rsid="0018801a"/>
    </style:style>
    <style:style style:name="T2" style:family="text">
      <style:text-properties fo:font-weight="bold" officeooo:rsid="0018801a" style:font-weight-asian="bold" style:font-weight-complex="bold"/>
    </style:style>
    <style:style style:name="T3" style:family="text">
      <style:text-properties officeooo:rsid="0019a2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3"/><text:span text:style-name="T2">Assignment-8</text:span></text:p>
      <text:p text:style-name="Standard"><text:span text:style-name="T2"/></text:p>
      <text:p text:style-name="Standard"><text:s text:c="45"/><text:span text:style-name="T1">Formating Query output</text:span></text:p>
      <text:p text:style-name="Standard"/>
      <text:p text:style-name="P1">1.</text:p>
      <text:p text:style-name="P1"><draw:frame draw:style-name="fr1" draw:name="Image1" text:anchor-type="char" svg:x="0cm" svg:y="0.333cm" svg:width="17cm" svg:height="4.676cm" draw:z-index="0"><draw:image xlink:href="Pictures/10000001000005E10000019E18C1B4B4C17E1351.png" xlink:type="simple" xlink:show="embed" xlink:actuate="onLoad" draw:mime-type="image/png"/></draw:frame><text:s text:c="168"/><text:span text:style-name="T3">2.</text:span></text:p>
      <text:p text:style-name="P1"/>
      <text:p text:style-name="P1"><draw:frame draw:style-name="fr1" draw:name="Image2" text:anchor-type="char" svg:x="0.18cm" svg:y="0cm" svg:width="16.642cm" svg:height="3.602cm" draw:z-index="1"><draw:image xlink:href="Pictures/10000001000005450000012447D1F6672CC68575.png" xlink:type="simple" xlink:show="embed" xlink:actuate="onLoad" draw:mime-type="image/png"/></draw:frame><text:s text:c="177"/></text:p>
      <text:p text:style-name="P2">3.</text:p>
      <text:p text:style-name="P2"><draw:frame draw:style-name="fr1" draw:name="Image3" text:anchor-type="char" svg:x="0.24cm" svg:y="0.199cm" svg:width="15.725cm" svg:height="4.784cm" draw:z-index="2"><draw:image xlink:href="Pictures/100000010000047B0000015D771B110358302BC7.png" xlink:type="simple" xlink:show="embed" xlink:actuate="onLoad" draw:mime-type="image/png"/></draw:frame><text:s text:c="175"/></text:p>
      <text:p text:style-name="P2">4.</text:p>
      <text:p text:style-name="P2"/>
      <text:p text:style-name="P2"><draw:frame draw:style-name="fr1" draw:name="Image4" text:anchor-type="char" svg:x="0.245cm" svg:y="0.079cm" svg:width="16.166cm" svg:height="3.866cm" draw:z-index="3"><draw:image xlink:href="Pictures/10000001000004C900000125742470513896D0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34:16.375450204</meta:creation-date>
    <dc:date>2023-09-13T23:17:44.856110285</dc:date>
    <meta:editing-duration>PT23M13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1" meta:paragraph-count="8" meta:word-count="8" meta:character-count="660" meta:non-whitespace-character-count="40"/>
  </office:meta>
</office:document-meta>
</file>